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161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QType</text:p>
          </table:table-cell>
          <table:table-cell office:value-type="string">
            <text:p>RobotRadius</text:p>
          </table:table-cell>
          <table:table-cell office:value-type="string">
            <text:p>Epsilon</text:p>
          </table:table-cell>
          <table:table-cell office:value-type="string">
            <text:p>StartX</text:p>
          </table:table-cell>
          <table:table-cell office:value-type="string">
            <text:p>StartY</text:p>
          </table:table-cell>
          <table:table-cell office:value-type="string">
            <text:p>EndX</text:p>
          </table:table-cell>
          <table:table-cell office:value-type="string">
            <text:p>EndY</text:p>
          </table:table-cell>
          <table:table-cell office:value-type="string">
            <text:p>PathFound</text:p>
          </table:table-cell>
          <table:table-cell office:value-type="string">
            <text:p>TimeElapsed</text:p>
          </table:table-cell>
          <table:table-cell office:value-type="string">
            <text:p>DistanceTraveled</text:p>
          </table:table-cell>
          <table:table-cell office:value-type="string">
            <text:p>MinimumClearnace</text:p>
          </table:table-cell>
          <table:table-cell office:value-type="string">
            <text:p>NumExpansions</text:p>
          </table:table-cell>
          <table:table-cell office:value-type="string">
            <text:p>FreeBoxesCount</text:p>
          </table:table-cell>
          <table:table-cell office:value-type="string">
            <text:p>StuckBoxCount</text:p>
          </table:table-cell>
          <table:table-cell office:value-type="string">
            <text:p>MixBelowEpsilonCount</text:p>
          </table:table-cell>
          <table:table-cell office:value-type="string">
            <text:p>MixAboveEpsilonCount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7.86">
            <text:p>27.86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.501">
            <text:p>12.501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762">
            <text:p>6.762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847">
            <text:p>4.847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78">
            <text:p>4.78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88">
            <text:p>4.88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731">
            <text:p>4.731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799">
            <text:p>4.799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77">
            <text:p>4.677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45">
            <text:p>4.545</text:p>
          </table:table-cell>
          <table:table-cell office:value-type="float" office:value="747.705">
            <text:p>747.705</text:p>
          </table:table-cell>
          <table:table-cell office:value-type="float" office:value="44.1814">
            <text:p>44.1814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705">
            <text:p>4.705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15">
            <text:p>4.515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98">
            <text:p>4.598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42">
            <text:p>4.642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882">
            <text:p>4.882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705">
            <text:p>4.705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72">
            <text:p>4.72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01">
            <text:p>4.601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88">
            <text:p>4.688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586">
            <text:p>4.586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723">
            <text:p>4.723</text:p>
          </table:table-cell>
          <table:table-cell office:value-type="float" office:value="751.314">
            <text:p>751.314</text:p>
          </table:table-cell>
          <table:table-cell office:value-type="float" office:value="45.2548">
            <text:p>45.254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408">
            <text:p>4.408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322">
            <text:p>4.322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286">
            <text:p>4.286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.902">
            <text:p>7.902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.967">
            <text:p>3.967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478">
            <text:p>5.478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35">
            <text:p>5.35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.755">
            <text:p>16.755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851">
            <text:p>4.851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349">
            <text:p>5.349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23">
            <text:p>4.923</text:p>
          </table:table-cell>
          <table:table-cell office:value-type="float" office:value="480.979">
            <text:p>480.979</text:p>
          </table:table-cell>
          <table:table-cell office:value-type="float" office:value="37.2022">
            <text:p>37.2022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26">
            <text:p>5.826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88">
            <text:p>4.988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155">
            <text:p>5.155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59">
            <text:p>4.959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86">
            <text:p>4.686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699">
            <text:p>4.699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876">
            <text:p>4.876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009">
            <text:p>5.009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.929">
            <text:p>4.929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05">
            <text:p>5.05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input.txt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.969">
            <text:p>20.969</text:p>
          </table:table-cell>
          <table:table-cell office:value-type="float" office:value="474.277">
            <text:p>474.277</text:p>
          </table:table-cell>
          <table:table-cell office:value-type="float" office:value="37.2022">
            <text:p>37.202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</table:table-row>
        <table:table-row table:style-name="ro2" table:number-rows-repeated="104853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utput" table:style-name="ta1">
        <table:table-column table:style-name="co16" table:number-columns-repeated="8" table:default-cell-style-name="Default"/>
        <table:table-row table:style-name="ro2" table:number-rows-repeated="5">
          <table:table-cell table:number-columns-repeated="8"/>
        </table:table-row>
        <table:table-row table:style-name="ro3">
          <table:table-cell table:number-columns-repeated="8"/>
        </table:table-row>
        <table:table-row table:style-name="ro2">
          <table:table-cell table:number-columns-repeated="2"/>
          <table:table-cell table:number-columns-repeated="2" office:value-type="string">
            <text:p>Time</text:p>
          </table:table-cell>
          <table:table-cell table:number-columns-repeated="2" office:value-type="string">
            <text:p>Distance</text:p>
          </table:table-cell>
          <table:table-cell table:number-columns-repeated="2" office:value-type="string">
            <text:p>Min Clearance</text:p>
          </table:table-cell>
        </table:table-row>
        <table:table-row table:style-name="ro1">
          <table:table-cell table:number-columns-repeated="2"/>
          <table:table-cell office:value-type="string">
            <text:p>Mean</text:p>
          </table:table-cell>
          <table:table-cell office:value-type="string">
            <text:p>St Dev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</table:table-row>
        <table:table-row table:style-name="ro2">
          <table:table-cell/>
          <table:table-cell office:value-type="string">
            <text:p>Random</text:p>
          </table:table-cell>
          <table:table-cell table:formula="of:=AVERAGE([Input.$J2:.$J12])" office:value-type="float" office:value="8.38927272727273">
            <text:p>8.3892727273</text:p>
          </table:table-cell>
          <table:table-cell table:formula="of:=STDEV([Input.J2:.J12])" office:value-type="float" office:value="7.09725795065826">
            <text:p>7.0972579507</text:p>
          </table:table-cell>
          <table:table-cell table:formula="of:=AVERAGE([Input.$K2:.$K12])" office:value-type="float" office:value="747.705">
            <text:p>747.705</text:p>
          </table:table-cell>
          <table:table-cell table:formula="of:=STDEV([Input.$K2:.$K12])" office:value-type="float" office:value="0">
            <text:p>0</text:p>
          </table:table-cell>
          <table:table-cell table:formula="of:=AVERAGE([Input.$L2:.$L12])" office:value-type="float" office:value="44.1814">
            <text:p>44.1814</text:p>
          </table:table-cell>
          <table:table-cell table:formula="of:=STDEV([Input.$L2:.$L12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BFS</text:p>
          </table:table-cell>
          <table:table-cell table:formula="of:=AVERAGE([Input.$J13:.$J23])" office:value-type="float" office:value="4.66954545454545">
            <text:p>4.6695454545</text:p>
          </table:table-cell>
          <table:table-cell table:formula="of:=STDEV([Input.$J13:.$J23])" office:value-type="float" office:value="0.0973831234212208">
            <text:p>0.0973831234</text:p>
          </table:table-cell>
          <table:table-cell table:formula="of:=AVERAGE([Input.$K13:.$K23])" office:value-type="float" office:value="751.314">
            <text:p>751.314</text:p>
          </table:table-cell>
          <table:table-cell table:formula="of:=STDEV([Input.$K13:.$K23])" office:value-type="float" office:value="0">
            <text:p>0</text:p>
          </table:table-cell>
          <table:table-cell table:formula="of:=AVERAGE([Input.$L13:.$L23])" office:value-type="float" office:value="45.2548">
            <text:p>45.2548</text:p>
          </table:table-cell>
          <table:table-cell table:formula="of:=STDEV([Input.$L13:.$L23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-Star</text:p>
          </table:table-cell>
          <table:table-cell table:formula="of:=AVERAGE([Input.$J24:.$J34])" office:value-type="float" office:value="6.14463636363637">
            <text:p>6.1446363636</text:p>
          </table:table-cell>
          <table:table-cell table:formula="of:=STDEV([Input.$J24:.$J34])" office:value-type="float" office:value="3.6752885675203">
            <text:p>3.6752885675</text:p>
          </table:table-cell>
          <table:table-cell table:formula="of:=AVERAGE([Input.$K24:.$K34])" office:value-type="float" office:value="480.979">
            <text:p>480.979</text:p>
          </table:table-cell>
          <table:table-cell table:formula="of:=STDEV([Input.$K24:.$K34])" office:value-type="float" office:value="0">
            <text:p>0</text:p>
          </table:table-cell>
          <table:table-cell table:formula="of:=AVERAGE([Input.$L24:.$L34])" office:value-type="float" office:value="37.2022">
            <text:p>37.2022</text:p>
          </table:table-cell>
          <table:table-cell table:formula="of:=STDEV([Input.$L24:.$L34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Group 2</text:p>
          </table:table-cell>
          <table:table-cell table:formula="of:=AVERAGE([Input.$J35:.$J45])" office:value-type="float" office:value="6.46781818181818">
            <text:p>6.4678181818</text:p>
          </table:table-cell>
          <table:table-cell table:formula="of:=STDEV([Input.$J35:.$J45])" office:value-type="float" office:value="4.81902365252925">
            <text:p>4.8190236525</text:p>
          </table:table-cell>
          <table:table-cell table:formula="of:=AVERAGE([Input.$K35:.$K45])" office:value-type="float" office:value="474.277">
            <text:p>474.277</text:p>
          </table:table-cell>
          <table:table-cell table:formula="of:=STDEV([Input.$K35:.$K45])" office:value-type="float" office:value="0">
            <text:p>0</text:p>
          </table:table-cell>
          <table:table-cell table:formula="of:=AVERAGE([Input.$L35:.$L45])" office:value-type="float" office:value="37.2022">
            <text:p>37.2022</text:p>
          </table:table-cell>
          <table:table-cell table:formula="of:=STDEV([Input.$L35:.$L45])" office:value-type="float" office:value="0">
            <text:p>0</text:p>
          </table:table-cell>
        </table:table-row>
      </table:table>
      <table:table table:name="Summary" table:style-name="ta1">
        <table:table-column table:style-name="co16" table:number-columns-repeated="8" table:default-cell-style-name="Default"/>
        <table:table-row table:style-name="ro3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2"/>
          <table:table-cell table:number-columns-repeated="2" office:value-type="string">
            <text:p>Time</text:p>
          </table:table-cell>
          <table:table-cell table:number-columns-repeated="2" office:value-type="string">
            <text:p>Distance</text:p>
          </table:table-cell>
          <table:table-cell table:number-columns-repeated="2" office:value-type="string">
            <text:p>Min Clearance</text:p>
          </table:table-cell>
        </table:table-row>
        <table:table-row table:style-name="ro1">
          <table:table-cell office:value-type="string">
            <text:p>Example</text:p>
          </table:table-cell>
          <table:table-cell office:value-type="string">
            <text:p>Method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Random</text:p>
          </table:table-cell>
          <table:table-cell office:value-type="float" office:value="6.54181818181818">
            <text:p>6.5418181818</text:p>
          </table:table-cell>
          <table:table-cell office:value-type="float" office:value="1.81282220960478">
            <text:p>1.8128222096</text:p>
          </table:table-cell>
          <table:table-cell office:value-type="float" office:value="884.507">
            <text:p>884.507</text:p>
          </table:table-cell>
          <table:table-cell office:value-type="float" office:value="0">
            <text:p>0</text:p>
          </table:table-cell>
          <table:table-cell office:value-type="float" office:value="45.2548">
            <text:p>45.2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BFS</text:p>
          </table:table-cell>
          <table:table-cell office:value-type="float" office:value="7.25481818181818">
            <text:p>7.2548181818</text:p>
          </table:table-cell>
          <table:table-cell office:value-type="float" office:value="2.94850151155402">
            <text:p>2.9485015116</text:p>
          </table:table-cell>
          <table:table-cell office:value-type="float" office:value="751.314">
            <text:p>751.314</text:p>
          </table:table-cell>
          <table:table-cell office:value-type="float" office:value="0">
            <text:p>0</text:p>
          </table:table-cell>
          <table:table-cell office:value-type="float" office:value="45.2548">
            <text:p>45.2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A-Star</text:p>
          </table:table-cell>
          <table:table-cell office:value-type="float" office:value="6.41745454545455">
            <text:p>6.4174545455</text:p>
          </table:table-cell>
          <table:table-cell office:value-type="float" office:value="1.2508546968882">
            <text:p>1.2508546969</text:p>
          </table:table-cell>
          <table:table-cell office:value-type="float" office:value="480.979">
            <text:p>480.979</text:p>
          </table:table-cell>
          <table:table-cell office:value-type="float" office:value="0">
            <text:p>0</text:p>
          </table:table-cell>
          <table:table-cell office:value-type="float" office:value="37.2022">
            <text:p>37.2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Group 2</text:p>
          </table:table-cell>
          <table:table-cell office:value-type="float" office:value="6.57990909090909">
            <text:p>6.5799090909</text:p>
          </table:table-cell>
          <table:table-cell office:value-type="float" office:value="1.13144221722061">
            <text:p>1.1314422172</text:p>
          </table:table-cell>
          <table:table-cell office:value-type="float" office:value="474.277">
            <text:p>474.277</text:p>
          </table:table-cell>
          <table:table-cell office:value-type="float" office:value="0">
            <text:p>0</text:p>
          </table:table-cell>
          <table:table-cell office:value-type="float" office:value="37.2022">
            <text:p>37.20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0</text:p>
          </table:table-cell>
          <table:table-cell office:value-type="string">
            <text:p>Random</text:p>
          </table:table-cell>
          <table:table-cell office:value-type="float" office:value="6.66381818181818">
            <text:p>6.6638181818</text:p>
          </table:table-cell>
          <table:table-cell office:value-type="float" office:value="1.24426056902739">
            <text:p>1.24426056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0</text:p>
          </table:table-cell>
          <table:table-cell office:value-type="string">
            <text:p>BFS</text:p>
          </table:table-cell>
          <table:table-cell office:value-type="float" office:value="5.947">
            <text:p>5.947</text:p>
          </table:table-cell>
          <table:table-cell office:value-type="float" office:value="0.523310233035816">
            <text:p>0.5233102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0</text:p>
          </table:table-cell>
          <table:table-cell office:value-type="string">
            <text:p>A-Star</text:p>
          </table:table-cell>
          <table:table-cell office:value-type="float" office:value="5.62172727272727">
            <text:p>5.6217272727</text:p>
          </table:table-cell>
          <table:table-cell office:value-type="float" office:value="0.686511047385123">
            <text:p>0.686511047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0</text:p>
          </table:table-cell>
          <table:table-cell office:value-type="string">
            <text:p>Group 2</text:p>
          </table:table-cell>
          <table:table-cell office:value-type="float" office:value="6.70163636363636">
            <text:p>6.7016363636</text:p>
          </table:table-cell>
          <table:table-cell office:value-type="float" office:value="0.972022455782506">
            <text:p>0.972022455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1</text:p>
          </table:table-cell>
          <table:table-cell office:value-type="string">
            <text:p>Random</text:p>
          </table:table-cell>
          <table:table-cell office:value-type="float" office:value="19.6093636363636">
            <text:p>19.6093636364</text:p>
          </table:table-cell>
          <table:table-cell office:value-type="float" office:value="2.1842323719205">
            <text:p>2.184232371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1</text:p>
          </table:table-cell>
          <table:table-cell office:value-type="string">
            <text:p>BFS</text:p>
          </table:table-cell>
          <table:table-cell office:value-type="float" office:value="15.6256363636364">
            <text:p>15.6256363636</text:p>
          </table:table-cell>
          <table:table-cell office:value-type="float" office:value="1.98911438950741">
            <text:p>1.98911438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1</text:p>
          </table:table-cell>
          <table:table-cell office:value-type="string">
            <text:p>A-Star</text:p>
          </table:table-cell>
          <table:table-cell office:value-type="float" office:value="11.1833636363636">
            <text:p>11.1833636364</text:p>
          </table:table-cell>
          <table:table-cell office:value-type="float" office:value="0.737928082231225">
            <text:p>0.73792808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1</text:p>
          </table:table-cell>
          <table:table-cell office:value-type="string">
            <text:p>Group 2</text:p>
          </table:table-cell>
          <table:table-cell office:value-type="float" office:value="13.7848181818182">
            <text:p>13.7848181818</text:p>
          </table:table-cell>
          <table:table-cell office:value-type="float" office:value="1.45756638395524">
            <text:p>1.45756638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1a</text:p>
          </table:table-cell>
          <table:table-cell office:value-type="string">
            <text:p>Random</text:p>
          </table:table-cell>
          <table:table-cell office:value-type="float" office:value="25.9307272727273">
            <text:p>25.9307272727</text:p>
          </table:table-cell>
          <table:table-cell office:value-type="float" office:value="2.84603840771375">
            <text:p>2.8460384077</text:p>
          </table:table-cell>
          <table:table-cell office:value-type="float" office:value="947.153">
            <text:p>947.153</text:p>
          </table:table-cell>
          <table:table-cell office:value-type="float" office:value="0">
            <text:p>0</text:p>
          </table:table-cell>
          <table:table-cell office:value-type="float" office:value="11.7154">
            <text:p>11.71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1a</text:p>
          </table:table-cell>
          <table:table-cell office:value-type="string">
            <text:p>BFS</text:p>
          </table:table-cell>
          <table:table-cell office:value-type="float" office:value="26.3420909090909">
            <text:p>26.3420909091</text:p>
          </table:table-cell>
          <table:table-cell office:value-type="float" office:value="18.1479535345148">
            <text:p>18.1479535345</text:p>
          </table:table-cell>
          <table:table-cell office:value-type="float" office:value="959.327">
            <text:p>959.327</text:p>
          </table:table-cell>
          <table:table-cell office:value-type="float" office:value="0">
            <text:p>0</text:p>
          </table:table-cell>
          <table:table-cell office:value-type="float" office:value="12.8062">
            <text:p>12.80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1a</text:p>
          </table:table-cell>
          <table:table-cell office:value-type="string">
            <text:p>A-Star</text:p>
          </table:table-cell>
          <table:table-cell office:value-type="float" office:value="13.1074545454545">
            <text:p>13.1074545455</text:p>
          </table:table-cell>
          <table:table-cell office:value-type="float" office:value="2.97146200930237">
            <text:p>2.9714620093</text:p>
          </table:table-cell>
          <table:table-cell office:value-type="float" office:value="1075.4">
            <text:p>1075.4</text:p>
          </table:table-cell>
          <table:table-cell office:value-type="float" office:value="0">
            <text:p>0</text:p>
          </table:table-cell>
          <table:table-cell office:value-type="float" office:value="11.9269">
            <text:p>11.926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1a</text:p>
          </table:table-cell>
          <table:table-cell office:value-type="string">
            <text:p>Group 2</text:p>
          </table:table-cell>
          <table:table-cell office:value-type="float" office:value="12.5275454545455">
            <text:p>12.5275454545</text:p>
          </table:table-cell>
          <table:table-cell office:value-type="float" office:value="1.33146493484705">
            <text:p>1.3314649348</text:p>
          </table:table-cell>
          <table:table-cell office:value-type="float" office:value="955.165">
            <text:p>955.165</text:p>
          </table:table-cell>
          <table:table-cell office:value-type="float" office:value="0">
            <text:p>0</text:p>
          </table:table-cell>
          <table:table-cell office:value-type="float" office:value="12.1816">
            <text:p>12.18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</text:p>
          </table:table-cell>
          <table:table-cell office:value-type="string">
            <text:p>Random</text:p>
          </table:table-cell>
          <table:table-cell office:value-type="float" office:value="7.00481818181818">
            <text:p>7.0048181818</text:p>
          </table:table-cell>
          <table:table-cell office:value-type="float" office:value="1.83525637545177">
            <text:p>1.8352563755</text:p>
          </table:table-cell>
          <table:table-cell office:value-type="float" office:value="1156.6">
            <text:p>1156.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</text:p>
          </table:table-cell>
          <table:table-cell office:value-type="string">
            <text:p>BFS</text:p>
          </table:table-cell>
          <table:table-cell office:value-type="float" office:value="8.29536363636363">
            <text:p>8.2953636364</text:p>
          </table:table-cell>
          <table:table-cell office:value-type="float" office:value="1.34857556501127">
            <text:p>1.348575565</text:p>
          </table:table-cell>
          <table:table-cell office:value-type="float" office:value="325.976">
            <text:p>325.9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</text:p>
          </table:table-cell>
          <table:table-cell office:value-type="string">
            <text:p>A-Star</text:p>
          </table:table-cell>
          <table:table-cell office:value-type="float" office:value="6.44181818181818">
            <text:p>6.4418181818</text:p>
          </table:table-cell>
          <table:table-cell office:value-type="float" office:value="1.26092242570127">
            <text:p>1.2609224257</text:p>
          </table:table-cell>
          <table:table-cell office:value-type="float" office:value="321.294">
            <text:p>321.294</text:p>
          </table:table-cell>
          <table:table-cell office:value-type="float" office:value="0">
            <text:p>0</text:p>
          </table:table-cell>
          <table:table-cell office:value-type="float" office:value="17.0294">
            <text:p>17.02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</text:p>
          </table:table-cell>
          <table:table-cell office:value-type="string">
            <text:p>Group 2</text:p>
          </table:table-cell>
          <table:table-cell office:value-type="float" office:value="8.74645454545455">
            <text:p>8.7464545455</text:p>
          </table:table-cell>
          <table:table-cell office:value-type="float" office:value="1.1566412895653">
            <text:p>1.1566412896</text:p>
          </table:table-cell>
          <table:table-cell office:value-type="float" office:value="347.248">
            <text:p>347.24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</text:p>
          </table:table-cell>
          <table:table-cell office:value-type="string">
            <text:p>Random</text:p>
          </table:table-cell>
          <table:table-cell office:value-type="float" office:value="2290.59090909091">
            <text:p>2290.5909090909</text:p>
          </table:table-cell>
          <table:table-cell office:value-type="float" office:value="37.4611204996716">
            <text:p>37.4611204997</text:p>
          </table:table-cell>
          <table:table-cell office:value-type="float" office:value="1222.12">
            <text:p>1222.12</text:p>
          </table:table-cell>
          <table:table-cell office:value-type="float" office:value="0">
            <text:p>0</text:p>
          </table:table-cell>
          <table:table-cell office:value-type="float" office:value="6.04152">
            <text:p>6.04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</text:p>
          </table:table-cell>
          <table:table-cell office:value-type="string">
            <text:p>BFS</text:p>
          </table:table-cell>
          <table:table-cell office:value-type="float" office:value="122.719090909091">
            <text:p>122.7190909091</text:p>
          </table:table-cell>
          <table:table-cell office:value-type="float" office:value="2.40127905311088">
            <text:p>2.4012790531</text:p>
          </table:table-cell>
          <table:table-cell office:value-type="float" office:value="1206.37">
            <text:p>1206.37</text:p>
          </table:table-cell>
          <table:table-cell office:value-type="float" office:value="0">
            <text:p>0</text:p>
          </table:table-cell>
          <table:table-cell office:value-type="float" office:value="6.04152">
            <text:p>6.04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</text:p>
          </table:table-cell>
          <table:table-cell office:value-type="string">
            <text:p>A-Star</text:p>
          </table:table-cell>
          <table:table-cell office:value-type="float" office:value="80.3122727272727">
            <text:p>80.3122727273</text:p>
          </table:table-cell>
          <table:table-cell office:value-type="float" office:value="3.29716187321487">
            <text:p>3.2971618732</text:p>
          </table:table-cell>
          <table:table-cell office:value-type="float" office:value="1222.32">
            <text:p>1222.32</text:p>
          </table:table-cell>
          <table:table-cell office:value-type="float" office:value="0">
            <text:p>0</text:p>
          </table:table-cell>
          <table:table-cell office:value-type="float" office:value="6.04152">
            <text:p>6.04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</text:p>
          </table:table-cell>
          <table:table-cell office:value-type="string">
            <text:p>Group 2</text:p>
          </table:table-cell>
          <table:table-cell office:value-type="float" office:value="131.961545454545">
            <text:p>131.9615454545</text:p>
          </table:table-cell>
          <table:table-cell office:value-type="float" office:value="15.265909631356">
            <text:p>15.2659096314</text:p>
          </table:table-cell>
          <table:table-cell office:value-type="float" office:value="1207.27">
            <text:p>1207.27</text:p>
          </table:table-cell>
          <table:table-cell office:value-type="float" office:value="0">
            <text:p>0</text:p>
          </table:table-cell>
          <table:table-cell office:value-type="float" office:value="6.04152">
            <text:p>6.04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a</text:p>
          </table:table-cell>
          <table:table-cell office:value-type="string">
            <text:p>Random</text:p>
          </table:table-cell>
          <table:table-cell office:value-type="float" office:value="317.083454545455">
            <text:p>317.0834545455</text:p>
          </table:table-cell>
          <table:table-cell office:value-type="float" office:value="2.50792309944449">
            <text:p>2.5079230994</text:p>
          </table:table-cell>
          <table:table-cell office:value-type="float" office:value="351.119">
            <text:p>351.119</text:p>
          </table:table-cell>
          <table:table-cell office:value-type="float" office:value="0">
            <text:p>0</text:p>
          </table:table-cell>
          <table:table-cell office:value-type="float" office:value="13.0384">
            <text:p>13.03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a</text:p>
          </table:table-cell>
          <table:table-cell office:value-type="string">
            <text:p>BFS</text:p>
          </table:table-cell>
          <table:table-cell office:value-type="float" office:value="56.5876363636364">
            <text:p>56.5876363636</text:p>
          </table:table-cell>
          <table:table-cell office:value-type="float" office:value="1.50056857708852">
            <text:p>1.5005685771</text:p>
          </table:table-cell>
          <table:table-cell office:value-type="float" office:value="359.246">
            <text:p>359.246</text:p>
          </table:table-cell>
          <table:table-cell office:value-type="float" office:value="0">
            <text:p>0</text:p>
          </table:table-cell>
          <table:table-cell office:value-type="float" office:value="16.4924">
            <text:p>16.49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a</text:p>
          </table:table-cell>
          <table:table-cell office:value-type="string">
            <text:p>A-Star</text:p>
          </table:table-cell>
          <table:table-cell office:value-type="float" office:value="24.6031818181818">
            <text:p>24.6031818182</text:p>
          </table:table-cell>
          <table:table-cell office:value-type="float" office:value="2.01100033904432">
            <text:p>2.011000339</text:p>
          </table:table-cell>
          <table:table-cell office:value-type="float" office:value="355.895">
            <text:p>355.895</text:p>
          </table:table-cell>
          <table:table-cell office:value-type="float" office:value="0">
            <text:p>0</text:p>
          </table:table-cell>
          <table:table-cell office:value-type="float" office:value="14.7648">
            <text:p>14.76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a</text:p>
          </table:table-cell>
          <table:table-cell office:value-type="string">
            <text:p>Group 2</text:p>
          </table:table-cell>
          <table:table-cell office:value-type="float" office:value="82.2576363636364">
            <text:p>82.2576363636</text:p>
          </table:table-cell>
          <table:table-cell office:value-type="float" office:value="1.74009162245712">
            <text:p>1.7400916225</text:p>
          </table:table-cell>
          <table:table-cell office:value-type="float" office:value="355.895">
            <text:p>355.895</text:p>
          </table:table-cell>
          <table:table-cell office:value-type="float" office:value="0">
            <text:p>0</text:p>
          </table:table-cell>
          <table:table-cell office:value-type="float" office:value="13.0384">
            <text:p>13.03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b</text:p>
          </table:table-cell>
          <table:table-cell office:value-type="string">
            <text:p>Random</text:p>
          </table:table-cell>
          <table:table-cell office:value-type="float" office:value="75.4469090909091">
            <text:p>75.4469090909</text:p>
          </table:table-cell>
          <table:table-cell office:value-type="float" office:value="2.73299310114554">
            <text:p>2.73299310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b</text:p>
          </table:table-cell>
          <table:table-cell office:value-type="string">
            <text:p>BFS</text:p>
          </table:table-cell>
          <table:table-cell office:value-type="float" office:value="63.2368181818182">
            <text:p>63.2368181818</text:p>
          </table:table-cell>
          <table:table-cell office:value-type="float" office:value="3.34177697694451">
            <text:p>3.341776976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b</text:p>
          </table:table-cell>
          <table:table-cell office:value-type="string">
            <text:p>A-Star</text:p>
          </table:table-cell>
          <table:table-cell office:value-type="float" office:value="28.7436363636364">
            <text:p>28.7436363636</text:p>
          </table:table-cell>
          <table:table-cell office:value-type="float" office:value="2.93745673236993">
            <text:p>2.937456732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00b</text:p>
          </table:table-cell>
          <table:table-cell office:value-type="string">
            <text:p>Group 2</text:p>
          </table:table-cell>
          <table:table-cell office:value-type="float" office:value="63.5468181818182">
            <text:p>63.5468181818</text:p>
          </table:table-cell>
          <table:table-cell office:value-type="float" office:value="2.27003369218088">
            <text:p>2.270033692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a</text:p>
          </table:table-cell>
          <table:table-cell office:value-type="string">
            <text:p>Random</text:p>
          </table:table-cell>
          <table:table-cell office:value-type="float" office:value="5.91490909090909">
            <text:p>5.9149090909</text:p>
          </table:table-cell>
          <table:table-cell office:value-type="float" office:value="2.21488931798162">
            <text:p>2.21488931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a</text:p>
          </table:table-cell>
          <table:table-cell office:value-type="string">
            <text:p>BFS</text:p>
          </table:table-cell>
          <table:table-cell office:value-type="float" office:value="5.37463636363636">
            <text:p>5.3746363636</text:p>
          </table:table-cell>
          <table:table-cell office:value-type="float" office:value="1.31293947101359">
            <text:p>1.31293947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a</text:p>
          </table:table-cell>
          <table:table-cell office:value-type="string">
            <text:p>A-Star</text:p>
          </table:table-cell>
          <table:table-cell office:value-type="float" office:value="5.30090909090909">
            <text:p>5.3009090909</text:p>
          </table:table-cell>
          <table:table-cell office:value-type="float" office:value="0.993525284484039">
            <text:p>0.99352528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a</text:p>
          </table:table-cell>
          <table:table-cell office:value-type="string">
            <text:p>Group 2</text:p>
          </table:table-cell>
          <table:table-cell office:value-type="float" office:value="4.19145454545455">
            <text:p>4.1914545455</text:p>
          </table:table-cell>
          <table:table-cell office:value-type="float" office:value="0.185638015307406">
            <text:p>0.185638015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b</text:p>
          </table:table-cell>
          <table:table-cell office:value-type="string">
            <text:p>Random</text:p>
          </table:table-cell>
          <table:table-cell office:value-type="float" office:value="6.50436363636364">
            <text:p>6.5043636364</text:p>
          </table:table-cell>
          <table:table-cell office:value-type="float" office:value="2.48575764195656">
            <text:p>2.485757642</text:p>
          </table:table-cell>
          <table:table-cell office:value-type="float" office:value="924.982">
            <text:p>924.982</text:p>
          </table:table-cell>
          <table:table-cell office:value-type="float" office:value="0">
            <text:p>0</text:p>
          </table:table-cell>
          <table:table-cell office:value-type="float" office:value="45.2548">
            <text:p>45.25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b</text:p>
          </table:table-cell>
          <table:table-cell office:value-type="string">
            <text:p>BFS</text:p>
          </table:table-cell>
          <table:table-cell office:value-type="float" office:value="4.414">
            <text:p>4.414</text:p>
          </table:table-cell>
          <table:table-cell office:value-type="float" office:value="0.179117838307635">
            <text:p>0.1791178383</text:p>
          </table:table-cell>
          <table:table-cell office:value-type="float" office:value="951.789">
            <text:p>951.789</text:p>
          </table:table-cell>
          <table:table-cell office:value-type="float" office:value="0">
            <text:p>0</text:p>
          </table:table-cell>
          <table:table-cell office:value-type="float" office:value="57.895">
            <text:p>57.89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b</text:p>
          </table:table-cell>
          <table:table-cell office:value-type="string">
            <text:p>A-Star</text:p>
          </table:table-cell>
          <table:table-cell office:value-type="float" office:value="5.007">
            <text:p>5.007</text:p>
          </table:table-cell>
          <table:table-cell office:value-type="float" office:value="0.591391410150672">
            <text:p>0.5913914102</text:p>
          </table:table-cell>
          <table:table-cell office:value-type="float" office:value="612.588">
            <text:p>612.588</text:p>
          </table:table-cell>
          <table:table-cell office:value-type="float" office:value="0">
            <text:p>0</text:p>
          </table:table-cell>
          <table:table-cell office:value-type="float" office:value="30.0666">
            <text:p>30.06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2b</text:p>
          </table:table-cell>
          <table:table-cell office:value-type="string">
            <text:p>Group 2</text:p>
          </table:table-cell>
          <table:table-cell office:value-type="float" office:value="5.03690909090909">
            <text:p>5.0369090909</text:p>
          </table:table-cell>
          <table:table-cell office:value-type="float" office:value="0.199605838865227">
            <text:p>0.1996058389</text:p>
          </table:table-cell>
          <table:table-cell office:value-type="float" office:value="938.386">
            <text:p>938.386</text:p>
          </table:table-cell>
          <table:table-cell office:value-type="float" office:value="0">
            <text:p>0</text:p>
          </table:table-cell>
          <table:table-cell office:value-type="float" office:value="43.1741">
            <text:p>43.17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</text:p>
          </table:table-cell>
          <table:table-cell office:value-type="string">
            <text:p>Random</text:p>
          </table:table-cell>
          <table:table-cell office:value-type="float" office:value="1247.44727272727">
            <text:p>1247.4472727273</text:p>
          </table:table-cell>
          <table:table-cell office:value-type="float" office:value="2.68158569100107">
            <text:p>2.681585691</text:p>
          </table:table-cell>
          <table:table-cell office:value-type="float" office:value="1048.1">
            <text:p>1048.1</text:p>
          </table:table-cell>
          <table:table-cell office:value-type="float" office:value="0">
            <text:p>0</text:p>
          </table:table-cell>
          <table:table-cell office:value-type="float" office:value="10.7529">
            <text:p>10.75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</text:p>
          </table:table-cell>
          <table:table-cell office:value-type="string">
            <text:p>BFS</text:p>
          </table:table-cell>
          <table:table-cell office:value-type="float" office:value="43.3463636363636">
            <text:p>43.3463636364</text:p>
          </table:table-cell>
          <table:table-cell office:value-type="float" office:value="3.88777304565807">
            <text:p>3.8877730457</text:p>
          </table:table-cell>
          <table:table-cell office:value-type="float" office:value="457.378">
            <text:p>457.37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</text:p>
          </table:table-cell>
          <table:table-cell office:value-type="string">
            <text:p>A-Star</text:p>
          </table:table-cell>
          <table:table-cell office:value-type="float" office:value="15.1264545454545">
            <text:p>15.1264545455</text:p>
          </table:table-cell>
          <table:table-cell office:value-type="float" office:value="1.39664028036115">
            <text:p>1.3966402804</text:p>
          </table:table-cell>
          <table:table-cell office:value-type="float" office:value="364.377">
            <text:p>364.377</text:p>
          </table:table-cell>
          <table:table-cell office:value-type="float" office:value="0">
            <text:p>0</text:p>
          </table:table-cell>
          <table:table-cell office:value-type="float" office:value="10.7529">
            <text:p>10.75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</text:p>
          </table:table-cell>
          <table:table-cell office:value-type="string">
            <text:p>Group 2</text:p>
          </table:table-cell>
          <table:table-cell office:value-type="float" office:value="49.7985454545455">
            <text:p>49.7985454545</text:p>
          </table:table-cell>
          <table:table-cell office:value-type="float" office:value="5.24292409564808">
            <text:p>5.2429240956</text:p>
          </table:table-cell>
          <table:table-cell office:value-type="float" office:value="464.173">
            <text:p>464.173</text:p>
          </table:table-cell>
          <table:table-cell office:value-type="float" office:value="0">
            <text:p>0</text:p>
          </table:table-cell>
          <table:table-cell office:value-type="float" office:value="12.8062">
            <text:p>12.806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00</text:p>
          </table:table-cell>
          <table:table-cell office:value-type="string">
            <text:p>Random</text:p>
          </table:table-cell>
          <table:table-cell office:value-type="float" office:value="202.606181818182">
            <text:p>202.6061818182</text:p>
          </table:table-cell>
          <table:table-cell office:value-type="float" office:value="7.17329352275761">
            <text:p>7.173293522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00</text:p>
          </table:table-cell>
          <table:table-cell office:value-type="string">
            <text:p>BFS</text:p>
          </table:table-cell>
          <table:table-cell office:value-type="float" office:value="125.763090909091">
            <text:p>125.7630909091</text:p>
          </table:table-cell>
          <table:table-cell office:value-type="float" office:value="3.66805317449312">
            <text:p>3.668053174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00</text:p>
          </table:table-cell>
          <table:table-cell office:value-type="string">
            <text:p>A-Star</text:p>
          </table:table-cell>
          <table:table-cell office:value-type="float" office:value="45.2809090909091">
            <text:p>45.2809090909</text:p>
          </table:table-cell>
          <table:table-cell office:value-type="float" office:value="3.06428489062442">
            <text:p>3.064284890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00</text:p>
          </table:table-cell>
          <table:table-cell office:value-type="string">
            <text:p>Group 2</text:p>
          </table:table-cell>
          <table:table-cell office:value-type="float" office:value="128.990636363636">
            <text:p>128.9906363636</text:p>
          </table:table-cell>
          <table:table-cell office:value-type="float" office:value="2.7521509868729">
            <text:p>2.752150986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a</text:p>
          </table:table-cell>
          <table:table-cell office:value-type="string">
            <text:p>Random</text:p>
          </table:table-cell>
          <table:table-cell office:value-type="float" office:value="1715.09818181818">
            <text:p>1715.0981818182</text:p>
          </table:table-cell>
          <table:table-cell office:value-type="float" office:value="35.2553896073159">
            <text:p>35.255389607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a</text:p>
          </table:table-cell>
          <table:table-cell office:value-type="string">
            <text:p>BFS</text:p>
          </table:table-cell>
          <table:table-cell office:value-type="float" office:value="90.4846363636364">
            <text:p>90.4846363636</text:p>
          </table:table-cell>
          <table:table-cell office:value-type="float" office:value="1.52368088999812">
            <text:p>1.5236808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a</text:p>
          </table:table-cell>
          <table:table-cell office:value-type="string">
            <text:p>A-Star</text:p>
          </table:table-cell>
          <table:table-cell office:value-type="float" office:value="27.884">
            <text:p>27.884</text:p>
          </table:table-cell>
          <table:table-cell office:value-type="float" office:value="2.63277188529504">
            <text:p>2.632771885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a</text:p>
          </table:table-cell>
          <table:table-cell office:value-type="string">
            <text:p>Group 2</text:p>
          </table:table-cell>
          <table:table-cell office:value-type="float" office:value="92.9330909090909">
            <text:p>92.9330909091</text:p>
          </table:table-cell>
          <table:table-cell office:value-type="float" office:value="4.85844373137212">
            <text:p>4.858443731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b</text:p>
          </table:table-cell>
          <table:table-cell office:value-type="string">
            <text:p>Random</text:p>
          </table:table-cell>
          <table:table-cell office:value-type="float" office:value="148.145363636364">
            <text:p>148.1453636364</text:p>
          </table:table-cell>
          <table:table-cell office:value-type="float" office:value="170.750743081413">
            <text:p>170.7507430814</text:p>
          </table:table-cell>
          <table:table-cell office:value-type="float" office:value="425.834">
            <text:p>425.834</text:p>
          </table:table-cell>
          <table:table-cell office:value-type="float" office:value="0">
            <text:p>0</text:p>
          </table:table-cell>
          <table:table-cell office:value-type="float" office:value="6.5192">
            <text:p>6.51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b</text:p>
          </table:table-cell>
          <table:table-cell office:value-type="string">
            <text:p>BFS</text:p>
          </table:table-cell>
          <table:table-cell office:value-type="float" office:value="26.6427272727273">
            <text:p>26.6427272727</text:p>
          </table:table-cell>
          <table:table-cell office:value-type="float" office:value="2.29260132124664">
            <text:p>2.2926013212</text:p>
          </table:table-cell>
          <table:table-cell office:value-type="float" office:value="492.853">
            <text:p>492.853</text:p>
          </table:table-cell>
          <table:table-cell office:value-type="float" office:value="0">
            <text:p>0</text:p>
          </table:table-cell>
          <table:table-cell office:value-type="float" office:value="10.4403">
            <text:p>10.44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b</text:p>
          </table:table-cell>
          <table:table-cell office:value-type="string">
            <text:p>A-Star</text:p>
          </table:table-cell>
          <table:table-cell office:value-type="float" office:value="14.6941818181818">
            <text:p>14.6941818182</text:p>
          </table:table-cell>
          <table:table-cell office:value-type="float" office:value="1.0145948766066">
            <text:p>1.0145948766</text:p>
          </table:table-cell>
          <table:table-cell office:value-type="float" office:value="430.612">
            <text:p>430.612</text:p>
          </table:table-cell>
          <table:table-cell office:value-type="float" office:value="0">
            <text:p>0</text:p>
          </table:table-cell>
          <table:table-cell office:value-type="float" office:value="6.98735">
            <text:p>6.987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b</text:p>
          </table:table-cell>
          <table:table-cell office:value-type="string">
            <text:p>Group 2</text:p>
          </table:table-cell>
          <table:table-cell office:value-type="float" office:value="31.1330909090909">
            <text:p>31.1330909091</text:p>
          </table:table-cell>
          <table:table-cell office:value-type="float" office:value="1.97516634512364">
            <text:p>1.9751663451</text:p>
          </table:table-cell>
          <table:table-cell office:value-type="float" office:value="434.114">
            <text:p>434.114</text:p>
          </table:table-cell>
          <table:table-cell office:value-type="float" office:value="0">
            <text:p>0</text:p>
          </table:table-cell>
          <table:table-cell office:value-type="float" office:value="10.4403">
            <text:p>10.44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c</text:p>
          </table:table-cell>
          <table:table-cell office:value-type="string">
            <text:p>Random</text:p>
          </table:table-cell>
          <table:table-cell office:value-type="float" office:value="138.354454545455">
            <text:p>138.3544545455</text:p>
          </table:table-cell>
          <table:table-cell office:value-type="float" office:value="5.52696562977619">
            <text:p>5.5269656298</text:p>
          </table:table-cell>
          <table:table-cell office:value-type="float" office:value="1727.23">
            <text:p>1727.23</text:p>
          </table:table-cell>
          <table:table-cell office:value-type="float" office:value="0">
            <text:p>0</text:p>
          </table:table-cell>
          <table:table-cell office:value-type="float" office:value="6.04152">
            <text:p>6.04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c</text:p>
          </table:table-cell>
          <table:table-cell office:value-type="string">
            <text:p>BFS</text:p>
          </table:table-cell>
          <table:table-cell office:value-type="float" office:value="33.5058181818182">
            <text:p>33.5058181818</text:p>
          </table:table-cell>
          <table:table-cell office:value-type="float" office:value="2.2459688696944">
            <text:p>2.2459688697</text:p>
          </table:table-cell>
          <table:table-cell office:value-type="float" office:value="903.363">
            <text:p>903.36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c</text:p>
          </table:table-cell>
          <table:table-cell office:value-type="string">
            <text:p>A-Star</text:p>
          </table:table-cell>
          <table:table-cell office:value-type="float" office:value="18.4493636363636">
            <text:p>18.4493636364</text:p>
          </table:table-cell>
          <table:table-cell office:value-type="float" office:value="1.96471979033791">
            <text:p>1.9647197903</text:p>
          </table:table-cell>
          <table:table-cell office:value-type="float" office:value="675.538">
            <text:p>675.538</text:p>
          </table:table-cell>
          <table:table-cell office:value-type="float" office:value="0">
            <text:p>0</text:p>
          </table:table-cell>
          <table:table-cell office:value-type="float" office:value="6.09212">
            <text:p>6.0921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3c</text:p>
          </table:table-cell>
          <table:table-cell office:value-type="string">
            <text:p>Group 2</text:p>
          </table:table-cell>
          <table:table-cell office:value-type="float" office:value="48.3976363636364">
            <text:p>48.3976363636</text:p>
          </table:table-cell>
          <table:table-cell office:value-type="float" office:value="3.02507795842445">
            <text:p>3.0250779584</text:p>
          </table:table-cell>
          <table:table-cell office:value-type="float" office:value="947.556">
            <text:p>947.556</text:p>
          </table:table-cell>
          <table:table-cell office:value-type="float" office:value="0">
            <text:p>0</text:p>
          </table:table-cell>
          <table:table-cell office:value-type="float" office:value="9.21954">
            <text:p>9.219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4</text:p>
          </table:table-cell>
          <table:table-cell office:value-type="string">
            <text:p>Random</text:p>
          </table:table-cell>
          <table:table-cell office:value-type="float" office:value="205.981181818182">
            <text:p>205.9811818182</text:p>
          </table:table-cell>
          <table:table-cell office:value-type="float" office:value="19.9904406495614">
            <text:p>19.9904406496</text:p>
          </table:table-cell>
          <table:table-cell office:value-type="float" office:value="1172.83">
            <text:p>1172.83</text:p>
          </table:table-cell>
          <table:table-cell office:value-type="float" office:value="0">
            <text:p>0</text:p>
          </table:table-cell>
          <table:table-cell office:value-type="float" office:value="7.90476">
            <text:p>7.90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4</text:p>
          </table:table-cell>
          <table:table-cell office:value-type="string">
            <text:p>BFS</text:p>
          </table:table-cell>
          <table:table-cell office:value-type="float" office:value="38.499">
            <text:p>38.499</text:p>
          </table:table-cell>
          <table:table-cell office:value-type="float" office:value="7.3736712430105">
            <text:p>7.373671243</text:p>
          </table:table-cell>
          <table:table-cell office:value-type="float" office:value="1164.18">
            <text:p>1164.18</text:p>
          </table:table-cell>
          <table:table-cell office:value-type="float" office:value="0">
            <text:p>0</text:p>
          </table:table-cell>
          <table:table-cell office:value-type="float" office:value="7.90476">
            <text:p>7.90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4</text:p>
          </table:table-cell>
          <table:table-cell office:value-type="string">
            <text:p>A-Star</text:p>
          </table:table-cell>
          <table:table-cell office:value-type="float" office:value="29.1834545454545">
            <text:p>29.1834545455</text:p>
          </table:table-cell>
          <table:table-cell office:value-type="float" office:value="2.26843560030415">
            <text:p>2.2684356003</text:p>
          </table:table-cell>
          <table:table-cell office:value-type="float" office:value="1164.18">
            <text:p>1164.18</text:p>
          </table:table-cell>
          <table:table-cell office:value-type="float" office:value="0">
            <text:p>0</text:p>
          </table:table-cell>
          <table:table-cell office:value-type="float" office:value="7.90476">
            <text:p>7.90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4</text:p>
          </table:table-cell>
          <table:table-cell office:value-type="string">
            <text:p>Group 2</text:p>
          </table:table-cell>
          <table:table-cell office:value-type="float" office:value="39.8522727272727">
            <text:p>39.8522727273</text:p>
          </table:table-cell>
          <table:table-cell office:value-type="float" office:value="4.79713948287746">
            <text:p>4.7971394829</text:p>
          </table:table-cell>
          <table:table-cell office:value-type="float" office:value="1164.18">
            <text:p>1164.18</text:p>
          </table:table-cell>
          <table:table-cell office:value-type="float" office:value="0">
            <text:p>0</text:p>
          </table:table-cell>
          <table:table-cell office:value-type="float" office:value="7.90476">
            <text:p>7.90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5</text:p>
          </table:table-cell>
          <table:table-cell office:value-type="string">
            <text:p>Random</text:p>
          </table:table-cell>
          <table:table-cell office:value-type="float" office:value="530.316090909091">
            <text:p>530.3160909091</text:p>
          </table:table-cell>
          <table:table-cell office:value-type="float" office:value="5.52081204995325">
            <text:p>5.52081205</text:p>
          </table:table-cell>
          <table:table-cell office:value-type="float" office:value="1860.14">
            <text:p>1860.14</text:p>
          </table:table-cell>
          <table:table-cell office:value-type="float" office:value="0">
            <text:p>0</text:p>
          </table:table-cell>
          <table:table-cell office:value-type="float" office:value="8.45015">
            <text:p>8.45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5</text:p>
          </table:table-cell>
          <table:table-cell office:value-type="string">
            <text:p>BFS</text:p>
          </table:table-cell>
          <table:table-cell office:value-type="float" office:value="33.5537272727273">
            <text:p>33.5537272727</text:p>
          </table:table-cell>
          <table:table-cell office:value-type="float" office:value="1.48800894425464">
            <text:p>1.4880089443</text:p>
          </table:table-cell>
          <table:table-cell office:value-type="float" office:value="1252.03">
            <text:p>1252.03</text:p>
          </table:table-cell>
          <table:table-cell office:value-type="float" office:value="0">
            <text:p>0</text:p>
          </table:table-cell>
          <table:table-cell office:value-type="float" office:value="8.55015">
            <text:p>8.55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5</text:p>
          </table:table-cell>
          <table:table-cell office:value-type="string">
            <text:p>A-Star</text:p>
          </table:table-cell>
          <table:table-cell office:value-type="float" office:value="35.6769090909091">
            <text:p>35.6769090909</text:p>
          </table:table-cell>
          <table:table-cell office:value-type="float" office:value="2.35243131481221">
            <text:p>2.3524313148</text:p>
          </table:table-cell>
          <table:table-cell office:value-type="float" office:value="1303.84">
            <text:p>1303.84</text:p>
          </table:table-cell>
          <table:table-cell office:value-type="float" office:value="0">
            <text:p>0</text:p>
          </table:table-cell>
          <table:table-cell office:value-type="float" office:value="8.49264">
            <text:p>8.492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5</text:p>
          </table:table-cell>
          <table:table-cell office:value-type="string">
            <text:p>Group 2</text:p>
          </table:table-cell>
          <table:table-cell office:value-type="float" office:value="21.4322727272727">
            <text:p>21.4322727273</text:p>
          </table:table-cell>
          <table:table-cell office:value-type="float" office:value="2.77728454037065">
            <text:p>2.7772845404</text:p>
          </table:table-cell>
          <table:table-cell office:value-type="float" office:value="1698.5">
            <text:p>1698.5</text:p>
          </table:table-cell>
          <table:table-cell office:value-type="float" office:value="0">
            <text:p>0</text:p>
          </table:table-cell>
          <table:table-cell office:value-type="float" office:value="8.73606">
            <text:p>8.736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5a</text:p>
          </table:table-cell>
          <table:table-cell office:value-type="string">
            <text:p>Random</text:p>
          </table:table-cell>
          <table:table-cell office:value-type="float" office:value="353.370454545455">
            <text:p>353.3704545455</text:p>
          </table:table-cell>
          <table:table-cell office:value-type="float" office:value="5.13581347721345">
            <text:p>5.135813477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5a</text:p>
          </table:table-cell>
          <table:table-cell office:value-type="string">
            <text:p>BFS</text:p>
          </table:table-cell>
          <table:table-cell office:value-type="float" office:value="36.4497272727273">
            <text:p>36.4497272727</text:p>
          </table:table-cell>
          <table:table-cell office:value-type="float" office:value="2.871197070593">
            <text:p>2.871197070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5a</text:p>
          </table:table-cell>
          <table:table-cell office:value-type="string">
            <text:p>A-Star</text:p>
          </table:table-cell>
          <table:table-cell office:value-type="float" office:value="13.0174545454545">
            <text:p>13.0174545455</text:p>
          </table:table-cell>
          <table:table-cell office:value-type="float" office:value="0.95490914370283">
            <text:p>0.954909143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5a</text:p>
          </table:table-cell>
          <table:table-cell office:value-type="string">
            <text:p>Group 2</text:p>
          </table:table-cell>
          <table:table-cell office:value-type="float" office:value="37.5448181818182">
            <text:p>37.5448181818</text:p>
          </table:table-cell>
          <table:table-cell office:value-type="float" office:value="3.35993886308015">
            <text:p>3.359938863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6</text:p>
          </table:table-cell>
          <table:table-cell office:value-type="string">
            <text:p>Random</text:p>
          </table:table-cell>
          <table:table-cell office:value-type="float" office:value="15.9371818181818">
            <text:p>15.9371818182</text:p>
          </table:table-cell>
          <table:table-cell office:value-type="float" office:value="3.75461329082455">
            <text:p>3.7546132908</text:p>
          </table:table-cell>
          <table:table-cell office:value-type="float" office:value="742.896">
            <text:p>742.896</text:p>
          </table:table-cell>
          <table:table-cell office:value-type="float" office:value="0">
            <text:p>0</text:p>
          </table:table-cell>
          <table:table-cell office:value-type="float" office:value="25.2861">
            <text:p>25.28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6</text:p>
          </table:table-cell>
          <table:table-cell office:value-type="string">
            <text:p>BFS</text:p>
          </table:table-cell>
          <table:table-cell office:value-type="float" office:value="11.1244545454545">
            <text:p>11.1244545455</text:p>
          </table:table-cell>
          <table:table-cell office:value-type="float" office:value="2.4830168490623">
            <text:p>2.4830168491</text:p>
          </table:table-cell>
          <table:table-cell office:value-type="float" office:value="684.252">
            <text:p>684.25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6</text:p>
          </table:table-cell>
          <table:table-cell office:value-type="string">
            <text:p>A-Star</text:p>
          </table:table-cell>
          <table:table-cell office:value-type="float" office:value="11.0323636363636">
            <text:p>11.0323636364</text:p>
          </table:table-cell>
          <table:table-cell office:value-type="float" office:value="9.09204282076066">
            <text:p>9.0920428208</text:p>
          </table:table-cell>
          <table:table-cell office:value-type="float" office:value="622.927">
            <text:p>622.927</text:p>
          </table:table-cell>
          <table:table-cell office:value-type="float" office:value="0">
            <text:p>0</text:p>
          </table:table-cell>
          <table:table-cell office:value-type="float" office:value="23.1049">
            <text:p>23.10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6</text:p>
          </table:table-cell>
          <table:table-cell office:value-type="string">
            <text:p>Group 2</text:p>
          </table:table-cell>
          <table:table-cell office:value-type="float" office:value="8.47909090909091">
            <text:p>8.4790909091</text:p>
          </table:table-cell>
          <table:table-cell office:value-type="float" office:value="0.984714116334833">
            <text:p>0.9847141163</text:p>
          </table:table-cell>
          <table:table-cell office:value-type="float" office:value="689.577">
            <text:p>689.57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6a</text:p>
          </table:table-cell>
          <table:table-cell office:value-type="string">
            <text:p>Random</text:p>
          </table:table-cell>
          <table:table-cell office:value-type="float" office:value="139.164272727273">
            <text:p>139.1642727273</text:p>
          </table:table-cell>
          <table:table-cell office:value-type="float" office:value="2.52826565419495">
            <text:p>2.5282656542</text:p>
          </table:table-cell>
          <table:table-cell office:value-type="float" office:value="664.788">
            <text:p>664.788</text:p>
          </table:table-cell>
          <table:table-cell office:value-type="float" office:value="0">
            <text:p>0</text:p>
          </table:table-cell>
          <table:table-cell office:value-type="float" office:value="15.7826">
            <text:p>15.78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6a</text:p>
          </table:table-cell>
          <table:table-cell office:value-type="string">
            <text:p>BFS</text:p>
          </table:table-cell>
          <table:table-cell office:value-type="float" office:value="19.4066363636364">
            <text:p>19.4066363636</text:p>
          </table:table-cell>
          <table:table-cell office:value-type="float" office:value="1.99331293442486">
            <text:p>1.9933129344</text:p>
          </table:table-cell>
          <table:table-cell office:value-type="float" office:value="584.872">
            <text:p>584.872</text:p>
          </table:table-cell>
          <table:table-cell office:value-type="float" office:value="0">
            <text:p>0</text:p>
          </table:table-cell>
          <table:table-cell office:value-type="float" office:value="16.3841">
            <text:p>16.38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6a</text:p>
          </table:table-cell>
          <table:table-cell office:value-type="string">
            <text:p>A-Star</text:p>
          </table:table-cell>
          <table:table-cell office:value-type="float" office:value="11.3853636363636">
            <text:p>11.3853636364</text:p>
          </table:table-cell>
          <table:table-cell office:value-type="float" office:value="1.10570351113915">
            <text:p>1.1057035111</text:p>
          </table:table-cell>
          <table:table-cell office:value-type="float" office:value="618.819">
            <text:p>618.819</text:p>
          </table:table-cell>
          <table:table-cell office:value-type="float" office:value="0">
            <text:p>0</text:p>
          </table:table-cell>
          <table:table-cell office:value-type="float" office:value="15.7826">
            <text:p>15.78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6a</text:p>
          </table:table-cell>
          <table:table-cell office:value-type="string">
            <text:p>Group 2</text:p>
          </table:table-cell>
          <table:table-cell office:value-type="float" office:value="13.2463636363636">
            <text:p>13.2463636364</text:p>
          </table:table-cell>
          <table:table-cell office:value-type="float" office:value="0.748905370888375">
            <text:p>0.7489053709</text:p>
          </table:table-cell>
          <table:table-cell office:value-type="float" office:value="652.716">
            <text:p>652.716</text:p>
          </table:table-cell>
          <table:table-cell office:value-type="float" office:value="0">
            <text:p>0</text:p>
          </table:table-cell>
          <table:table-cell office:value-type="float" office:value="16.6521">
            <text:p>16.65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</text:p>
          </table:table-cell>
          <table:table-cell office:value-type="string">
            <text:p>Random</text:p>
          </table:table-cell>
          <table:table-cell office:value-type="float" office:value="1397.74909090909">
            <text:p>1397.7490909091</text:p>
          </table:table-cell>
          <table:table-cell office:value-type="float" office:value="32.5376761476739">
            <text:p>32.5376761477</text:p>
          </table:table-cell>
          <table:table-cell office:value-type="float" office:value="380.921">
            <text:p>380.921</text:p>
          </table:table-cell>
          <table:table-cell office:value-type="float" office:value="0">
            <text:p>0</text:p>
          </table:table-cell>
          <table:table-cell office:value-type="float" office:value="5.38081">
            <text:p>5.380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</text:p>
          </table:table-cell>
          <table:table-cell office:value-type="string">
            <text:p>BFS</text:p>
          </table:table-cell>
          <table:table-cell office:value-type="float" office:value="22.6508181818182">
            <text:p>22.6508181818</text:p>
          </table:table-cell>
          <table:table-cell office:value-type="float" office:value="1.63640782314079">
            <text:p>1.6364078231</text:p>
          </table:table-cell>
          <table:table-cell office:value-type="float" office:value="384.86">
            <text:p>384.86</text:p>
          </table:table-cell>
          <table:table-cell office:value-type="float" office:value="0">
            <text:p>0</text:p>
          </table:table-cell>
          <table:table-cell office:value-type="float" office:value="6.18718">
            <text:p>6.187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</text:p>
          </table:table-cell>
          <table:table-cell office:value-type="string">
            <text:p>A-Star</text:p>
          </table:table-cell>
          <table:table-cell office:value-type="float" office:value="8.80545454545455">
            <text:p>8.8054545455</text:p>
          </table:table-cell>
          <table:table-cell office:value-type="float" office:value="2.60486837915609">
            <text:p>2.6048683792</text:p>
          </table:table-cell>
          <table:table-cell office:value-type="float" office:value="385.605">
            <text:p>385.605</text:p>
          </table:table-cell>
          <table:table-cell office:value-type="float" office:value="0">
            <text:p>0</text:p>
          </table:table-cell>
          <table:table-cell office:value-type="float" office:value="5.375">
            <text:p>5.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</text:p>
          </table:table-cell>
          <table:table-cell office:value-type="string">
            <text:p>Group 2</text:p>
          </table:table-cell>
          <table:table-cell office:value-type="float" office:value="9.14318181818182">
            <text:p>9.1431818182</text:p>
          </table:table-cell>
          <table:table-cell office:value-type="float" office:value="1.86999892075807">
            <text:p>1.8699989208</text:p>
          </table:table-cell>
          <table:table-cell office:value-type="float" office:value="385.347">
            <text:p>385.347</text:p>
          </table:table-cell>
          <table:table-cell office:value-type="float" office:value="0">
            <text:p>0</text:p>
          </table:table-cell>
          <table:table-cell office:value-type="float" office:value="6.18718">
            <text:p>6.187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a</text:p>
          </table:table-cell>
          <table:table-cell office:value-type="string">
            <text:p>Random</text:p>
          </table:table-cell>
          <table:table-cell office:value-type="float" office:value="1346.34272727273">
            <text:p>1346.3427272727</text:p>
          </table:table-cell>
          <table:table-cell office:value-type="float" office:value="85.8110106094677">
            <text:p>85.81101060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a</text:p>
          </table:table-cell>
          <table:table-cell office:value-type="string">
            <text:p>BFS</text:p>
          </table:table-cell>
          <table:table-cell office:value-type="float" office:value="46.7433636363636">
            <text:p>46.7433636364</text:p>
          </table:table-cell>
          <table:table-cell office:value-type="float" office:value="2.29962445945973">
            <text:p>2.2996244595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a</text:p>
          </table:table-cell>
          <table:table-cell office:value-type="string">
            <text:p>A-Star</text:p>
          </table:table-cell>
          <table:table-cell office:value-type="float" office:value="20.1171818181818">
            <text:p>20.1171818182</text:p>
          </table:table-cell>
          <table:table-cell office:value-type="float" office:value="2.79863830525425">
            <text:p>2.798638305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a</text:p>
          </table:table-cell>
          <table:table-cell office:value-type="string">
            <text:p>Group 2</text:p>
          </table:table-cell>
          <table:table-cell office:value-type="float" office:value="40.3683636363636">
            <text:p>40.3683636364</text:p>
          </table:table-cell>
          <table:table-cell office:value-type="float" office:value="1.95198684794377">
            <text:p>1.9519868479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b</text:p>
          </table:table-cell>
          <table:table-cell office:value-type="string">
            <text:p>Random</text:p>
          </table:table-cell>
          <table:table-cell office:value-type="float" office:value="1511.92545454545">
            <text:p>1511.9254545455</text:p>
          </table:table-cell>
          <table:table-cell office:value-type="float" office:value="31.3365002397001">
            <text:p>31.3365002397</text:p>
          </table:table-cell>
          <table:table-cell office:value-type="float" office:value="380.092">
            <text:p>380.092</text:p>
          </table:table-cell>
          <table:table-cell office:value-type="float" office:value="0">
            <text:p>0</text:p>
          </table:table-cell>
          <table:table-cell office:value-type="float" office:value="5.38081">
            <text:p>5.380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b</text:p>
          </table:table-cell>
          <table:table-cell office:value-type="string">
            <text:p>BFS</text:p>
          </table:table-cell>
          <table:table-cell office:value-type="float" office:value="26.11">
            <text:p>26.11</text:p>
          </table:table-cell>
          <table:table-cell office:value-type="float" office:value="5.47090146136813">
            <text:p>5.4709014614</text:p>
          </table:table-cell>
          <table:table-cell office:value-type="float" office:value="384.86">
            <text:p>384.86</text:p>
          </table:table-cell>
          <table:table-cell office:value-type="float" office:value="0">
            <text:p>0</text:p>
          </table:table-cell>
          <table:table-cell office:value-type="float" office:value="6.18718">
            <text:p>6.187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b</text:p>
          </table:table-cell>
          <table:table-cell office:value-type="string">
            <text:p>A-Star</text:p>
          </table:table-cell>
          <table:table-cell office:value-type="float" office:value="10.2514545454545">
            <text:p>10.2514545455</text:p>
          </table:table-cell>
          <table:table-cell office:value-type="float" office:value="3.13362267555098">
            <text:p>3.1336226756</text:p>
          </table:table-cell>
          <table:table-cell office:value-type="float" office:value="385.605">
            <text:p>385.605</text:p>
          </table:table-cell>
          <table:table-cell office:value-type="float" office:value="0">
            <text:p>0</text:p>
          </table:table-cell>
          <table:table-cell office:value-type="float" office:value="5.375">
            <text:p>5.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g8b</text:p>
          </table:table-cell>
          <table:table-cell office:value-type="string">
            <text:p>Group 2</text:p>
          </table:table-cell>
          <table:table-cell office:value-type="float" office:value="12.6655454545455">
            <text:p>12.6655454545</text:p>
          </table:table-cell>
          <table:table-cell office:value-type="float" office:value="1.8511594941353">
            <text:p>1.8511594941</text:p>
          </table:table-cell>
          <table:table-cell office:value-type="float" office:value="385.347">
            <text:p>385.347</text:p>
          </table:table-cell>
          <table:table-cell office:value-type="float" office:value="0">
            <text:p>0</text:p>
          </table:table-cell>
          <table:table-cell office:value-type="float" office:value="6.18718">
            <text:p>6.18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b</text:p>
          </table:table-cell>
          <table:table-cell office:value-type="string">
            <text:p>Random</text:p>
          </table:table-cell>
          <table:table-cell office:value-type="float" office:value="8.38927272727273">
            <text:p>8.3892727273</text:p>
          </table:table-cell>
          <table:table-cell office:value-type="float" office:value="7.09725795065826">
            <text:p>7.0972579507</text:p>
          </table:table-cell>
          <table:table-cell office:value-type="float" office:value="747.705">
            <text:p>747.705</text:p>
          </table:table-cell>
          <table:table-cell office:value-type="float" office:value="0">
            <text:p>0</text:p>
          </table:table-cell>
          <table:table-cell office:value-type="float" office:value="44.1814">
            <text:p>44.1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b</text:p>
          </table:table-cell>
          <table:table-cell office:value-type="string">
            <text:p>BFS</text:p>
          </table:table-cell>
          <table:table-cell office:value-type="float" office:value="4.66954545454545">
            <text:p>4.6695454545</text:p>
          </table:table-cell>
          <table:table-cell office:value-type="float" office:value="0.0973831234212208">
            <text:p>0.0973831234</text:p>
          </table:table-cell>
          <table:table-cell office:value-type="float" office:value="751.314">
            <text:p>751.314</text:p>
          </table:table-cell>
          <table:table-cell office:value-type="float" office:value="0">
            <text:p>0</text:p>
          </table:table-cell>
          <table:table-cell office:value-type="float" office:value="45.2548">
            <text:p>45.2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b</text:p>
          </table:table-cell>
          <table:table-cell office:value-type="string">
            <text:p>A-Star</text:p>
          </table:table-cell>
          <table:table-cell office:value-type="float" office:value="6.14463636363637">
            <text:p>6.1446363636</text:p>
          </table:table-cell>
          <table:table-cell office:value-type="float" office:value="3.6752885675203">
            <text:p>3.6752885675</text:p>
          </table:table-cell>
          <table:table-cell office:value-type="float" office:value="480.979">
            <text:p>480.979</text:p>
          </table:table-cell>
          <table:table-cell office:value-type="float" office:value="0">
            <text:p>0</text:p>
          </table:table-cell>
          <table:table-cell office:value-type="float" office:value="37.2022">
            <text:p>37.2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b</text:p>
          </table:table-cell>
          <table:table-cell office:value-type="string">
            <text:p>Group 2</text:p>
          </table:table-cell>
          <table:table-cell office:value-type="float" office:value="6.46781818181818">
            <text:p>6.4678181818</text:p>
          </table:table-cell>
          <table:table-cell office:value-type="float" office:value="4.81902365252925">
            <text:p>4.8190236525</text:p>
          </table:table-cell>
          <table:table-cell office:value-type="float" office:value="474.277">
            <text:p>474.277</text:p>
          </table:table-cell>
          <table:table-cell office:value-type="float" office:value="0">
            <text:p>0</text:p>
          </table:table-cell>
          <table:table-cell office:value-type="float" office:value="37.2022">
            <text:p>37.2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c</text:p>
          </table:table-cell>
          <table:table-cell office:value-type="string">
            <text:p>Random</text:p>
          </table:table-cell>
          <table:table-cell office:value-type="float" office:value="6.69263636363636">
            <text:p>6.6926363636</text:p>
          </table:table-cell>
          <table:table-cell office:value-type="float" office:value="1.37263099722593">
            <text:p>1.3726309972</text:p>
          </table:table-cell>
          <table:table-cell office:value-type="float" office:value="747.705">
            <text:p>747.705</text:p>
          </table:table-cell>
          <table:table-cell office:value-type="float" office:value="0">
            <text:p>0</text:p>
          </table:table-cell>
          <table:table-cell office:value-type="float" office:value="44.1814">
            <text:p>44.18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c</text:p>
          </table:table-cell>
          <table:table-cell office:value-type="string">
            <text:p>BFS</text:p>
          </table:table-cell>
          <table:table-cell office:value-type="float" office:value="7.80745454545454">
            <text:p>7.8074545455</text:p>
          </table:table-cell>
          <table:table-cell office:value-type="float" office:value="3.05905708883101">
            <text:p>3.0590570888</text:p>
          </table:table-cell>
          <table:table-cell office:value-type="float" office:value="751.314">
            <text:p>751.314</text:p>
          </table:table-cell>
          <table:table-cell office:value-type="float" office:value="0">
            <text:p>0</text:p>
          </table:table-cell>
          <table:table-cell office:value-type="float" office:value="45.2548">
            <text:p>45.2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c</text:p>
          </table:table-cell>
          <table:table-cell office:value-type="string">
            <text:p>A-Star</text:p>
          </table:table-cell>
          <table:table-cell office:value-type="float" office:value="7.15654545454546">
            <text:p>7.1565454545</text:p>
          </table:table-cell>
          <table:table-cell office:value-type="float" office:value="1.94609297638301">
            <text:p>1.9460929764</text:p>
          </table:table-cell>
          <table:table-cell office:value-type="float" office:value="480.979">
            <text:p>480.979</text:p>
          </table:table-cell>
          <table:table-cell office:value-type="float" office:value="0">
            <text:p>0</text:p>
          </table:table-cell>
          <table:table-cell office:value-type="float" office:value="37.2022">
            <text:p>37.2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gc</text:p>
          </table:table-cell>
          <table:table-cell office:value-type="string">
            <text:p>Group 2</text:p>
          </table:table-cell>
          <table:table-cell office:value-type="float" office:value="7.45227272727273">
            <text:p>7.4522727273</text:p>
          </table:table-cell>
          <table:table-cell office:value-type="float" office:value="2.85386145742603">
            <text:p>2.8538614574</text:p>
          </table:table-cell>
          <table:table-cell office:value-type="float" office:value="474.277">
            <text:p>474.277</text:p>
          </table:table-cell>
          <table:table-cell office:value-type="float" office:value="0">
            <text:p>0</text:p>
          </table:table-cell>
          <table:table-cell office:value-type="float" office:value="37.2022">
            <text:p>37.2022</text:p>
          </table:table-cell>
          <table:table-cell office:value-type="float" office:value="0">
            <text:p>0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uckfelder</meta:initial-creator>
    <meta:creation-date>2015-03-27T13:38:01</meta:creation-date>
    <dc:date>2015-03-27T14:09:17</dc:date>
    <dc:creator>Scott Buckfelder</dc:creator>
    <meta:editing-duration>PT26M7S</meta:editing-duration>
    <meta:editing-cycles>7</meta:editing-cycles>
    <meta:generator>LibreOffice/4.0.4.2$Linux_X86_64 LibreOffice_project/400m0$Build-2</meta:generator>
    <meta:document-statistic meta:table-count="3" meta:cell-count="1619" meta:object-count="0"/>
  </office:meta>
</office:document-meta>
</file>